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49cm" fo:min-width="0.499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905cm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draw:stroke="none" svg:stroke-color="#000000" draw:fill="none" draw:fill-color="#ffffff" fo:min-height="6.985cm"/>
    </style:style>
    <style:style style:name="gr7" style:family="graphic" style:parent-style-name="standard">
      <style:graphic-properties draw:stroke="none" svg:stroke-color="#000000" draw:fill="none" draw:fill-color="#ffffff" fo:min-height="4.19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81cm" svg:height="1.905cm" svg:x="8.62cm" svg:y="4.175cm">
          <text:p text:style-name="P1">mai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3.81cm" svg:height="1.27cm" svg:x="3.54cm" svg:y="9.255cm">
          <text:p text:style-name="P1">ser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4.445cm" svg:height="1.27cm" svg:x="1.635cm" svg:y="11.795cm">
          <text:p text:style-name="P1">serverInde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3.81cm" svg:height="1.27cm" svg:x="8.62cm" svg:y="6.715cm">
          <text:p text:style-name="P1">GUI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3.81cm" svg:height="1.27cm" svg:x="13.7cm" svg:y="9.255cm">
          <text:p text:style-name="P1">clien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4.445cm" svg:height="1.27cm" svg:x="15.605cm" svg:y="11.795cm">
          <text:p text:style-name="P1">clientInde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3.81cm" svg:height="1.402cm" svg:x="10.525cm" svg:y="13.568cm">
          <text:p text:style-name="P1">downloa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2.54cm" svg:height="1.27cm" svg:x="16.875cm" svg:y="13.7cm">
          <text:p text:style-name="P1">SQ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2.54cm" svg:height="1.27cm" svg:x="2.27cm" svg:y="13.7cm">
          <text:p text:style-name="P1">SQ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0.525cm" svg:y1="6.08cm" svg:x2="10.525cm" svg:y2="6.715cm">
          <text:p text:style-name="P3"/>
        </draw:line>
        <draw:line draw:style-name="gr3" draw:text-style-name="P2" draw:layer="layout" svg:x1="8.62cm" svg:y1="7.35cm" svg:x2="5.445cm" svg:y2="9.255cm">
          <text:p text:style-name="P3"/>
        </draw:line>
        <draw:line draw:style-name="gr3" draw:text-style-name="P2" draw:layer="layout" svg:x1="12.43cm" svg:y1="7.35cm" svg:x2="15.605cm" svg:y2="9.255cm">
          <text:p text:style-name="P3"/>
        </draw:line>
        <draw:line draw:style-name="gr3" draw:text-style-name="P2" draw:layer="layout" svg:x1="16.24cm" svg:y1="10.525cm" svg:x2="18.145cm" svg:y2="11.795cm">
          <text:p text:style-name="P3"/>
        </draw:line>
        <draw:line draw:style-name="gr3" draw:text-style-name="P2" draw:layer="layout" svg:x1="18.145cm" svg:y1="13.065cm" svg:x2="18.145cm" svg:y2="13.7cm">
          <text:p text:style-name="P3"/>
        </draw:line>
        <draw:line draw:style-name="gr3" draw:text-style-name="P2" draw:layer="layout" svg:x1="3.54cm" svg:y1="13.065cm" svg:x2="3.54cm" svg:y2="13.7cm">
          <text:p text:style-name="P3"/>
        </draw:line>
        <draw:line draw:style-name="gr3" draw:text-style-name="P2" draw:layer="layout" svg:x1="4.81cm" svg:y1="10.525cm" svg:x2="3.54cm" svg:y2="11.795cm">
          <text:p text:style-name="P3"/>
        </draw:line>
        <draw:line draw:style-name="gr3" draw:text-style-name="P2" draw:layer="layout" svg:x1="14.97cm" svg:y1="10.525cm" svg:x2="13.065cm" svg:y2="13.7cm">
          <text:p text:style-name="P3"/>
        </draw:line>
        <draw:custom-shape draw:style-name="gr2" draw:text-style-name="P2" draw:layer="layout" svg:width="4.445cm" svg:height="1.27cm" svg:x="13.065cm" svg:y="17.51cm">
          <text:p text:style-name="P1">superBlock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3.065cm" svg:y1="14.97cm" svg:x2="14.97cm" svg:y2="17.51cm">
          <text:p text:style-name="P3"/>
        </draw:line>
        <draw:custom-shape draw:style-name="gr2" draw:text-style-name="P2" draw:layer="layout" svg:width="5.08cm" svg:height="1.27cm" svg:x="7.985cm" svg:y="9.255cm">
          <text:p text:style-name="P1">exploratio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0.525cm" svg:y1="9.255cm" svg:x2="10.525cm" svg:y2="7.985cm">
          <text:p text:style-name="P3"/>
        </draw:line>
        <draw:custom-shape draw:style-name="gr2" draw:text-style-name="P2" draw:layer="layout" svg:width="2.54cm" svg:height="1.27cm" svg:x="9.255cm" svg:y="11.16cm">
          <text:p text:style-name="P1">SQ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0.525cm" svg:y1="11.16cm" svg:x2="10.525cm" svg:y2="10.525cm">
          <text:p text:style-name="P3"/>
        </draw:line>
        <draw:custom-shape draw:style-name="gr2" draw:text-style-name="P2" draw:layer="layout" svg:width="2.54cm" svg:height="1.27cm" svg:x="9.255cm" svg:y="16.24cm">
          <text:p text:style-name="P1">hash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1.795cm" svg:y1="14.97cm" svg:x2="10.525cm" svg:y2="16.24cm">
          <text:p text:style-name="P3"/>
        </draw:line>
        <draw:custom-shape draw:style-name="gr2" draw:text-style-name="P2" draw:layer="layout" svg:width="2.54cm" svg:height="1.27cm" svg:x="7.985cm" svg:y="18.78cm">
          <text:p text:style-name="P1">SH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9.89cm" svg:y1="17.51cm" svg:x2="9.255cm" svg:y2="18.78cm">
          <text:p text:style-name="P3"/>
        </draw:line>
        <draw:frame draw:style-name="gr4" draw:text-style-name="P3" draw:layer="layout" svg:width="16.51cm" svg:height="2.155cm" svg:x="2.905cm" svg:y="1.635cm">
          <draw:text-box>
            <text:p text:style-name="P3"/>
          </draw:text-box>
        </draw:frame>
        <draw:frame draw:style-name="gr5" draw:text-style-name="P3" draw:layer="layout" svg:width="5.715cm" svg:height="1.52cm" svg:x="7.985cm" svg:y="1.385cm">
          <draw:text-box>
            <text:p text:style-name="P3">Current Design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1" draw:text-style-name="P2" draw:layer="layout" svg:width="3.81cm" svg:height="1.905cm" svg:x="8.62cm" svg:y="2.905cm">
          <text:p text:style-name="P1">mai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3.81cm" svg:height="1.27cm" svg:x="3.54cm" svg:y="7.985cm">
          <text:p text:style-name="P1">ser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4.445cm" svg:height="1.27cm" svg:x="1.635cm" svg:y="10.525cm">
          <text:p text:style-name="P1">serverInde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3.81cm" svg:height="1.27cm" svg:x="8.62cm" svg:y="5.445cm">
          <text:p text:style-name="P1">GUI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3.81cm" svg:height="1.27cm" svg:x="13.7cm" svg:y="7.985cm">
          <text:p text:style-name="P1">clien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4.445cm" svg:height="1.27cm" svg:x="15.605cm" svg:y="10.525cm">
          <text:p text:style-name="P1">clientIndex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3.81cm" svg:height="1.402cm" svg:x="9.89cm" svg:y="14.838cm">
          <text:p text:style-name="P1">downloa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2.54cm" svg:height="1.27cm" svg:x="16.875cm" svg:y="12.43cm">
          <text:p text:style-name="P1">SQ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2.54cm" svg:height="1.27cm" svg:x="2.27cm" svg:y="12.43cm">
          <text:p text:style-name="P1">SQ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0.525cm" svg:y1="4.81cm" svg:x2="10.525cm" svg:y2="5.445cm">
          <text:p text:style-name="P3"/>
        </draw:line>
        <draw:line draw:style-name="gr3" draw:text-style-name="P2" draw:layer="layout" svg:x1="8.62cm" svg:y1="6.08cm" svg:x2="5.445cm" svg:y2="7.985cm">
          <text:p text:style-name="P3"/>
        </draw:line>
        <draw:line draw:style-name="gr3" draw:text-style-name="P2" draw:layer="layout" svg:x1="12.43cm" svg:y1="6.08cm" svg:x2="15.605cm" svg:y2="7.985cm">
          <text:p text:style-name="P3"/>
        </draw:line>
        <draw:line draw:style-name="gr3" draw:text-style-name="P2" draw:layer="layout" svg:x1="16.24cm" svg:y1="9.255cm" svg:x2="18.145cm" svg:y2="10.525cm">
          <text:p text:style-name="P3"/>
        </draw:line>
        <draw:line draw:style-name="gr3" draw:text-style-name="P2" draw:layer="layout" svg:x1="18.145cm" svg:y1="11.795cm" svg:x2="18.145cm" svg:y2="12.43cm">
          <text:p text:style-name="P3"/>
        </draw:line>
        <draw:line draw:style-name="gr3" draw:text-style-name="P2" draw:layer="layout" svg:x1="3.54cm" svg:y1="11.795cm" svg:x2="3.54cm" svg:y2="12.43cm">
          <text:p text:style-name="P3"/>
        </draw:line>
        <draw:line draw:style-name="gr3" draw:text-style-name="P2" draw:layer="layout" svg:x1="4.81cm" svg:y1="9.255cm" svg:x2="3.54cm" svg:y2="10.525cm">
          <text:p text:style-name="P3"/>
        </draw:line>
        <draw:line draw:style-name="gr3" draw:text-style-name="P2" draw:layer="layout" svg:x1="14.97cm" svg:y1="9.255cm" svg:x2="13.7cm" svg:y2="11.795cm">
          <text:p text:style-name="P3"/>
        </draw:line>
        <draw:custom-shape draw:style-name="gr2" draw:text-style-name="P2" draw:layer="layout" svg:width="4.445cm" svg:height="1.27cm" svg:x="12.43cm" svg:y="18.78cm">
          <text:p text:style-name="P1">superBlock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2.43cm" svg:y1="16.24cm" svg:x2="14.335cm" svg:y2="18.78cm">
          <text:p text:style-name="P3"/>
        </draw:line>
        <draw:custom-shape draw:style-name="gr2" draw:text-style-name="P2" draw:layer="layout" svg:width="5.08cm" svg:height="1.27cm" svg:x="7.985cm" svg:y="7.985cm">
          <text:p text:style-name="P1">search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0.525cm" svg:y1="7.985cm" svg:x2="10.525cm" svg:y2="6.715cm">
          <text:p text:style-name="P3"/>
        </draw:line>
        <draw:custom-shape draw:style-name="gr2" draw:text-style-name="P2" draw:layer="layout" svg:width="2.54cm" svg:height="1.27cm" svg:x="9.255cm" svg:y="9.89cm">
          <text:p text:style-name="P1">SQ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0.525cm" svg:y1="9.89cm" svg:x2="10.525cm" svg:y2="9.255cm">
          <text:p text:style-name="P3"/>
        </draw:line>
        <draw:custom-shape draw:style-name="gr2" draw:text-style-name="P2" draw:layer="layout" svg:width="2.54cm" svg:height="1.27cm" svg:x="8.62cm" svg:y="17.51cm">
          <text:p text:style-name="P1">hash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1.16cm" svg:y1="16.24cm" svg:x2="9.89cm" svg:y2="17.51cm">
          <text:p text:style-name="P3"/>
        </draw:line>
        <draw:custom-shape draw:style-name="gr2" draw:text-style-name="P2" draw:layer="layout" svg:width="2.54cm" svg:height="1.27cm" svg:x="7.35cm" svg:y="20.05cm">
          <text:p text:style-name="P1">SH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9.255cm" svg:y1="18.78cm" svg:x2="8.62cm" svg:y2="20.05cm">
          <text:p text:style-name="P3"/>
        </draw:line>
        <draw:frame draw:style-name="gr4" draw:text-style-name="P3" draw:layer="layout" svg:width="16.51cm" svg:height="2.155cm" svg:x="2.906cm" svg:y="1.636cm">
          <draw:text-box>
            <text:p text:style-name="P3"/>
          </draw:text-box>
        </draw:frame>
        <draw:frame draw:style-name="gr5" draw:text-style-name="P3" draw:layer="layout" svg:width="5.715cm" svg:height="1.52cm" svg:x="7.986cm" svg:y="1.386cm">
          <draw:text-box>
            <text:p text:style-name="P3">Design Idea</text:p>
          </draw:text-box>
        </draw:frame>
        <draw:frame draw:style-name="gr6" draw:text-style-name="P3" draw:layer="layout" svg:width="18.415cm" svg:height="7.235cm" svg:x="1.635cm" svg:y="19.415cm">
          <draw:text-box>
            <text:p text:style-name="P3"/>
          </draw:text-box>
        </draw:frame>
        <draw:frame draw:style-name="gr7" draw:text-style-name="P3" draw:layer="layout" svg:width="18.415cm" svg:height="4.673cm" svg:x="1.635cm" svg:y="21.955cm">
          <draw:text-box>
            <text:p text:style-name="P3">- Rename exploration to search. It doesn't have to belong to client because they both use the same database.</text:p>
            <text:p text:style-name="P3">- The buffer should be moved out of the download and in to the buffer class. Download can be made polymorphic as to allow the downloading of different things.</text:p>
          </draw:text-box>
        </draw:frame>
        <draw:custom-shape draw:style-name="gr2" draw:text-style-name="P2" draw:layer="layout" svg:width="3.175cm" svg:height="1.27cm" svg:x="11.795cm" svg:y="11.795cm">
          <text:p text:style-name="P1">buff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2" draw:layer="layout" svg:x1="13.065cm" svg:y1="13.065cm" svg:x2="11.795cm" svg:y2="14.97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smack</meta:initial-creator>
    <meta:creation-date>2007-08-07T19:56:05</meta:creation-date>
    <dc:creator>smack</dc:creator>
    <dc:date>2007-08-07T23:06:23</dc:date>
    <dc:language>en-US</dc:language>
    <meta:editing-cycles>3</meta:editing-cycles>
    <meta:editing-duration>PT2H55M7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